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min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10T09:35:09.496608076</meta:creation-date>
    <meta:editing-duration>PT24S</meta:editing-duration>
    <meta:editing-cycles>2</meta:editing-cycles>
    <meta:generator>LibreOffice/7.0.3.1$MacOSX_X86_64 LibreOffice_project/d7547858d014d4cf69878db179d326fc3483e082</meta:generator>
    <dc:title>Portfolio</dc:title>
    <dc:date>2021-02-10T09:35:33.232309148</dc:date>
    <meta:document-statistic meta:object-count="69"/>
  </office:meta>
</office:document-meta>
</file>